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TML_20_Preformatted">
      <loext:graphic-properties draw:fill="solid" draw:fill-color="#ffffff"/>
      <style:paragraph-properties fo:background-color="#ffffff"/>
    </style:style>
    <style:style style:name="P3" style:family="paragraph" style:parent-style-name="Heading_20_1" style:master-page-name="First_20_Page">
      <style:paragraph-properties style:page-number="auto"/>
    </style:style>
    <style:style style:name="P4" style:family="paragraph" style:parent-style-name="Standard">
      <style:paragraph-properties fo:text-align="start" style:justify-single-word="false"/>
    </style:style>
    <style:style style:name="P5" style:family="paragraph" style:parent-style-name="Standard">
      <style:text-properties fo:font-size="8pt" style:font-size-asian="8pt" style:font-size-complex="8pt"/>
    </style:style>
    <style:style style:name="P6" style:family="paragraph" style:parent-style-name="Standard">
      <loext:graphic-properties draw:fill="solid" draw:fill-color="#ffffff"/>
      <style:paragraph-properties fo:margin-top="0cm" fo:margin-bottom="0cm" loext:contextual-spacing="false"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T1" style:family="text">
      <style:text-properties fo:color="#21759b" style:font-name="Arial" fo:font-size="11.5pt" fo:background-color="#ffffff" loext:char-shading-value="0" style:font-size-asian="11.5pt" style:font-name-complex="Arial1" style:font-size-complex="11.5pt" loext:padding="0cm" loext:border="none"/>
    </style:style>
    <style:style style:name="T2" style:family="text">
      <style:text-properties fo:color="#404040" style:font-name="Arial" fo:font-size="11.5pt" fo:background-color="#ffffff" loext:char-shading-value="0" style:font-size-asian="11.5pt" style:font-name-complex="Arial1" style:font-size-complex="11.5pt"/>
    </style:style>
    <style:style style:name="T3" style:family="text">
      <style:text-properties fo:color="#000000" fo:font-size="8pt" style:font-name-asian="Times New Roman" style:font-size-asian="8pt" style:language-asian="es" style:country-asian="CL" style:font-name-complex="Courier New1" style:font-size-complex="8pt"/>
    </style:style>
    <style:style style:name="T4" style:family="text">
      <style:text-properties fo:color="#000000" fo:font-size="8pt" style:font-size-asian="8pt" style:font-size-complex="8pt"/>
    </style:style>
    <style:style style:name="T5" style:family="text">
      <style:text-properties fo:color="#660e7a" fo:font-size="8pt" fo:font-weight="bold" style:font-name-asian="Times New Roman" style:font-size-asian="8pt" style:language-asian="es" style:country-asian="CL" style:font-weight-asian="bold" style:font-name-complex="Courier New1" style:font-size-complex="8pt" style:font-weight-complex="bold"/>
    </style:style>
    <style:style style:name="T6" style:family="text">
      <style:text-properties fo:color="#660e7a" fo:font-size="8pt" fo:font-weight="bold" style:font-size-asian="8pt" style:font-weight-asian="bold" style:font-size-complex="8pt" style:font-weight-complex="bold"/>
    </style:style>
    <style:style style:name="T7" style:family="text">
      <style:text-properties fo:color="#660e7a" fo:font-size="8pt" fo:font-style="italic" style:font-size-asian="8pt" style:font-style-asian="italic" style:font-size-complex="8pt" style:font-style-complex="italic"/>
    </style:style>
    <style:style style:name="T8" style:family="text">
      <style:text-properties fo:color="#008000" fo:font-size="8pt" fo:font-weight="bold" style:font-name-asian="Times New Roman" style:font-size-asian="8pt" style:language-asian="es" style:country-asian="CL" style:font-weight-asian="bold" style:font-name-complex="Courier New1" style:font-size-complex="8pt" style:font-weight-complex="bold"/>
    </style:style>
    <style:style style:name="T9" style:family="text">
      <style:text-properties fo:color="#008000" fo:font-size="8pt" fo:font-weight="bold" style:font-size-asian="8pt" style:font-weight-asian="bold" style:font-size-complex="8pt" style:font-weight-complex="bold"/>
    </style:style>
    <style:style style:name="T10" style:family="text">
      <style:text-properties fo:color="#000080" fo:font-size="8pt" fo:font-weight="bold" style:font-size-asian="8pt" style:font-weight-asian="bold" style:font-size-complex="8pt" style:font-weight-complex="bold"/>
    </style:style>
    <style:style style:name="T11" style:family="text">
      <style:text-properties style:font-name="Wingdings" style:font-name-asian="Wingdings1" style:font-name-complex="Wingdings1"/>
    </style:style>
    <style:style style:name="T12" style:family="text">
      <style:text-properties fo:language="es" fo:country="ES"/>
    </style:style>
    <style:style style:name="T1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oft-page-break/>Combo</text:h>
      <text:h text:style-name="Heading_20_1" text:outline-level="1">Android Estudio V3.0.17/Flutter</text:h>
      <text:p text:style-name="Standard"/>
      <text:p text:style-name="Standard">Objetivo:</text:p>
      <text:p text:style-name="Standard"/>
      <text:p text:style-name="Standard">F.Creación: 18-5-2018</text:p>
      <text:p text:style-name="Standard"/>
      <text:p text:style-name="P4">Programa:</text:p>
      <text:p text:style-name="P4"/>
      <text:p text:style-name="P4">Fuente:<text:tab/><text:a xlink:type="simple" xlink:href="https://codingwithjoe.com/building-forms-with-flutter/" text:style-name="ListLabel_20_1" text:visited-style-name="ListLabel_20_1"><text:span text:style-name="Internet_20_link">Codificando con Joe</text:span></text:a></text:p>
      <text:p text:style-name="P4"/>
      <text:h text:style-name="P1" text:outline-level="2">Haciendo a Dropdown</text:h>
      <text:p text:style-name="Standard">Es esencialmente un <text:a xlink:type="simple" xlink:href="https://docs.flutter.io/flutter/material/DropdownButton-class.html" text:style-name="ListLabel_20_2" text:visited-style-name="ListLabel_20_2"><text:span text:style-name="Internet_20_link"><text:span text:style-name="T1">DropDownButton</text:span></text:span></text:a><text:span text:style-name="T2"> </text:span> con itemes</text:p>
      <text:p text:style-name="Standard">Además, se necesitan otros dos widgets para hacer que todo se vea como queremos: DropdownButtonHideUnderline y otro Input Decorator. DropdownButtonHideUnderline solo se vuelve necesario para ocultar el subrayado que, de forma predeterminada, acompaña nuestro DropDownButton. Si no tomamos este enfoque, veríamos el subrayado de ListView, así como del DropDownButton, que por supuesto sería extraño. En cuanto a InputDecorator, ya has visto para qué se utilizan antes, para proporcionar íconos, etiquetas y estilos a nuestro widget. Pero aquí hay algo nuevo: la propiedad isEmpty. Esta propiedad es importante en nuestro ejemplo porque así es como le decimos al decorador si la entrada (en este caso, DropDownButton está vacía o no). ¿Por qué tenemos que hacer eso? Porque si no lo hacemos, la etiqueta flotante siempre se empujará hacia la parte superior como si hubiera un valor en el menú desplegable incluso cuando en realidad está vacío. Va dentro de un formulario<text:bookmark text:name="_GoBack"/></text:p>
      <text:p text:style-name="Standard"/>
      <text:p text:style-name="P6"><text:span text:style-name="T3">List&lt;String&gt; </text:span><text:span text:style-name="T5">_colors </text:span><text:span text:style-name="T3">= &lt;String&gt;[</text:span><text:span text:style-name="T8">''</text:span><text:span text:style-name="T3">, </text:span><text:span text:style-name="T8">'red'</text:span><text:span text:style-name="T3">, </text:span><text:span text:style-name="T8">'green'</text:span><text:span text:style-name="T3">, </text:span><text:span text:style-name="T8">'blue'</text:span><text:span text:style-name="T3">, </text:span><text:span text:style-name="T8">'orange'</text:span><text:span text:style-name="T3">];<text:line-break/>String </text:span><text:span text:style-name="T5">_color </text:span><text:span text:style-name="T3">= </text:span><text:span text:style-name="T8">''</text:span><text:span text:style-name="T3">;</text:span></text:p>
      <text:p text:style-name="P5"/>
      <text:p text:style-name="P2"><text:span text:style-name="T10">new </text:span><text:span text:style-name="T4">InputDecorator(<text:line-break/> <text:s/>decoration: </text:span><text:span text:style-name="T10">const </text:span><text:span text:style-name="T4">InputDecoration(<text:line-break/> <text:s text:c="3"/>icon: </text:span><text:span text:style-name="T10">const </text:span><text:span text:style-name="T4">Icon(Icons.</text:span><text:span text:style-name="T7">color_lens</text:span><text:span text:style-name="T4">),<text:line-break/> <text:s text:c="3"/>labelText: </text:span><text:span text:style-name="T9">'Color'</text:span><text:span text:style-name="T4">,<text:line-break/> <text:s/>),<text:line-break/> <text:s/>isEmpty: </text:span><text:span text:style-name="T6">_color </text:span><text:span text:style-name="T4">== </text:span><text:span text:style-name="T9">''</text:span><text:span text:style-name="T4">,<text:line-break/> <text:s/>child: </text:span><text:span text:style-name="T10">new </text:span><text:span text:style-name="T4">DropdownButtonHideUnderline(<text:line-break/> <text:s text:c="3"/>child: </text:span><text:span text:style-name="T10">new </text:span><text:span text:style-name="T4">DropdownButton&lt;String&gt;(<text:line-break/> <text:s text:c="5"/>value: </text:span><text:span text:style-name="T6">_color</text:span><text:span text:style-name="T4">,<text:line-break/> <text:s text:c="5"/>isDense: </text:span><text:span text:style-name="T10">true</text:span><text:span text:style-name="T4">,<text:line-break/> <text:s text:c="5"/>onChanged: (String newValue) {<text:line-break/> <text:s text:c="7"/>setState(() {<text:line-break/> <text:s text:c="9"/></text:span><text:span text:style-name="T6">_color </text:span><text:span text:style-name="T4">= newValue;<text:line-break/> <text:s text:c="7"/>});<text:line-break/> <text:s text:c="5"/>},<text:line-break/> <text:s text:c="5"/>items: </text:span><text:span text:style-name="T6">_colors</text:span><text:span text:style-name="T4">.map((String value) {<text:line-break/> <text:s text:c="7"/></text:span><text:span text:style-name="T10">return new </text:span><text:span text:style-name="T4">DropdownMenuItem&lt;String&gt;(<text:line-break/> <text:s text:c="9"/>value: value,<text:line-break/> <text:s text:c="9"/>child: </text:span><text:span text:style-name="T10">new </text:span><text:span text:style-name="T4">Text(value),<text:line-break/> <text:s text:c="7"/>);<text:line-break/> <text:s text:c="5"/>}).toList(),<text:line-break/> <text:s text:c="3"/>),<text:line-break/> <text:s/>),<text:line-brea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C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text-properties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color="#2e74b5"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HTML_20_Preformatted" style:display-name="HTML Preformatted" style:family="paragraph" style:parent-style-name="Standard" style:default-outline-level="">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font-name-asian="Times New Roman" style:font-family-asian="'Times New Roman'" style:font-family-generic-asian="system" style:font-pitch-asian="variable" style:font-size-asian="10pt" style:language-asian="es" style:country-asian="CL"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s" style:country-asian="CL" style:font-name-complex="Courier New1" style:font-family-complex="'Courier New'" style:font-family-generic-complex="system" style:font-pitch-complex="variable" style:font-size-complex="10pt"/>
    </style:style>
    <style:style style:name="ListLabel_20_1" style:display-name="ListLabel 1" style:family="text"/>
    <style:style style:name="ListLabel_20_2" style:display-name="ListLabel 2" style:family="text">
      <style:text-properties fo:color="#21759b" style:font-name="Arial" fo:font-family="Arial" style:font-family-generic="roman" style:font-pitch="variable" fo:font-size="11.5pt" fo:background-color="#ffffff" style:font-size-asian="11.5pt" style:font-name-complex="Arial1" style:font-family-complex="Arial" style:font-family-generic-complex="system" style:font-pitch-complex="variable" style:font-size-complex="11.5pt" loext:padding="0cm" loext:border="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Wingdings" style:font-name-asian="Wingdings1" style:font-name-complex="Wingdings1"/>
    </style:style>
    <style:style style:name="MT2" style:family="text">
      <style:text-properties fo:language="es" fo:country="ES"/>
    </style:style>
    <style:style style:name="MT3"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
      </style:header>
      <style:footer>
        <text:p text:style-name="Footer">Max82574971@gmail.com<text:span text:style-name="MT1"></text:span><text:tab/><text:tab/><text:span text:style-name="MT2">Página </text:span><text:span text:style-name="MT3"><text:page-number style:num-format="1" text:select-page="current">1</text:page-number></text:span><text:span text:style-name="MT2"><text:s/>de </text:span><text:span text:style-name="MT3"><text:page-count style:num-format="1">3</text:page-count></text:span></text:p>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dc:creator>acer</dc:creator>
    <meta:editing-cycles>12</meta:editing-cycles>
    <meta:creation-date>2018-03-07T12:45:00</meta:creation-date>
    <dc:date>2018-05-18T13:39:00</dc:date>
    <meta:editing-duration>PT45M</meta:editing-duration>
    <meta:generator>LibreOffice/6.0.4.2$Windows_X86_64 LibreOffice_project/9b0d9b32d5dcda91d2f1a96dc04c645c450872bf</meta:generator>
    <meta:document-statistic meta:table-count="0" meta:image-count="0" meta:object-count="0" meta:page-count="3" meta:paragraph-count="12" meta:word-count="242" meta:character-count="1834" meta:non-whitespace-character-count="14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